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2.935cm"/>
    </style:style>
    <style:style style:name="co6" style:family="table-column">
      <style:table-column-properties fo:break-before="auto" style:column-width="4.262cm"/>
    </style:style>
    <style:style style:name="co7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60">
      <style:table-cell-properties fo:background-color="#ffff00"/>
    </style:style>
    <style:style style:name="ce10" style:family="table-cell" style:parent-style-name="Default" style:data-style-name="N60">
      <style:table-cell-properties fo:border-bottom="0.06pt solid #000000" fo:background-color="#cc0000" fo:border-left="none" fo:border-right="none" fo:border-top="none"/>
    </style:style>
    <style:style style:name="ce11" style:family="table-cell" style:parent-style-name="Default" style:data-style-name="N37"/>
    <style:style style:name="ce12" style:family="table-cell" style:parent-style-name="Default" style:data-style-name="N2">
      <style:table-cell-properties fo:background-color="#ff66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cc0000" fo:border-left="none" fo:border-right="none" fo:border-top="none"/>
    </style:style>
    <style:style style:name="ce14" style:family="table-cell" style:parent-style-name="Default" style:data-style-name="N115">
      <style:table-cell-properties fo:background-color="#ff66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cc0000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ackground-color="#009900"/>
    </style:style>
    <style:style style:name="ce22" style:family="table-cell" style:parent-style-name="Default">
      <style:table-cell-properties fo:border-bottom="none" fo:background-color="#009900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6600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fo:background-color="#cc0000"/>
    </style:style>
    <style:style style:name="ce30" style:family="table-cell" style:parent-style-name="Default" style:data-style-name="N60">
      <style:table-cell-properties fo:background-color="#009900"/>
    </style:style>
    <style:style style:name="ce31" style:family="table-cell" style:parent-style-name="Default">
      <style:table-cell-properties fo:background-color="#ccff66"/>
    </style:style>
    <style:style style:name="ce32" style:family="table-cell" style:parent-style-name="Default">
      <style:table-cell-properties fo:background-color="#314004"/>
    </style:style>
    <style:style style:name="ce33" style:family="table-cell" style:parent-style-name="Default">
      <style:table-cell-properties fo:background-color="#ff3300"/>
    </style:style>
  </office:automatic-styles>
  <office:body>
    <office:spreadsheet>
      <table:table table:name="Sessao 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8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Calibração</text:p>
          </table:table-cell>
          <table:table-cell table:style-name="ce4" table:number-columns-repeated="6"/>
          <table:table-cell table:style-name="ce17"/>
          <table:table-cell table:style-name="ce1" office:value-type="string" calcext:value-type="string">
            <text:p>Graduação</text:p>
          </table:table-cell>
          <table:table-cell table:style-name="ce4" table:number-columns-repeated="6"/>
          <table:table-cell table:style-name="ce17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ROI net</text:p>
          </table:table-cell>
          <table:table-cell table:style-name="ce6" office:value-type="string" calcext:value-type="string">
            <text:p>FWHM</text:p>
          </table:table-cell>
          <table:table-cell table:style-name="ce6" office:value-type="string" calcext:value-type="string">
            <text:p>Centroide</text:p>
          </table:table-cell>
          <table:table-cell table:style-name="ce6" office:value-type="string" calcext:value-type="string">
            <text:p>Erro centroide</text:p>
          </table:table-cell>
          <table:table-cell table:style-name="ce6" office:value-type="string" calcext:value-type="string">
            <text:p>Tensão (V)</text:p>
          </table:table-cell>
          <table:table-cell/>
          <table:table-cell table:style-name="ce2"/>
          <table:table-cell table:style-name="ce21" office:value-type="string" calcext:value-type="string">
            <text:p>210Po</text:p>
          </table:table-cell>
          <table:table-cell table:style-name="ce21" office:value-type="string" calcext:value-type="string">
            <text:p>Área Sinal</text:p>
          </table:table-cell>
          <table:table-cell table:style-name="ce21" office:value-type="string" calcext:value-type="string">
            <text:p>Centróide</text:p>
          </table:table-cell>
          <table:table-cell table:style-name="ce21" office:value-type="string" calcext:value-type="string">
            <text:p>FWHM</text:p>
          </table:table-cell>
          <table:table-cell table:style-name="ce21" office:value-type="string" calcext:value-type="string">
            <text:p>ec</text:p>
          </table:table-cell>
          <table:table-cell table:style-name="ce21" office:value-type="string" calcext:value-type="string">
            <text:p>Centróide (V)</text:p>
          </table:table-cell>
          <table:table-cell table:style-name="ce22" office:value-type="string" calcext:value-type="string">
            <text:p>ecV</text:p>
          </table:table-cell>
        </table:table-row>
        <table:table-row table:style-name="ro1">
          <table:table-cell table:style-name="ce2"/>
          <table:table-cell/>
          <table:table-cell table:style-name="ce6" office:value-type="float" office:value="2635" calcext:value-type="float">
            <text:p>2635</text:p>
          </table:table-cell>
          <table:table-cell table:style-name="ce6" office:value-type="float" office:value="3.96" calcext:value-type="float">
            <text:p>3.96</text:p>
          </table:table-cell>
          <table:table-cell table:style-name="ce12" office:value-type="float" office:value="163.95" calcext:value-type="float">
            <text:p>163.95</text:p>
          </table:table-cell>
          <table:table-cell table:style-name="ce14" table:formula="of:=[.D4]/(2.35*SQRT([.C4]))" office:value-type="float" office:value="0.0328274398224451" calcext:value-type="float">
            <text:p>0.032827</text:p>
          </table:table-cell>
          <table:table-cell table:style-name="ce6" office:value-type="float" office:value="4.8" calcext:value-type="float">
            <text:p>4.8</text:p>
          </table:table-cell>
          <table:table-cell/>
          <table:table-cell table:style-name="ce2"/>
          <table:table-cell table:style-name="ce21"/>
          <table:table-cell table:style-name="ce21" office:value-type="float" office:value="1865" calcext:value-type="float">
            <text:p>1865</text:p>
          </table:table-cell>
          <table:table-cell table:style-name="ce21" office:value-type="float" office:value="362.81" calcext:value-type="float">
            <text:p>362.81</text:p>
          </table:table-cell>
          <table:table-cell table:style-name="ce21" office:value-type="float" office:value="8.93" calcext:value-type="float">
            <text:p>8.93</text:p>
          </table:table-cell>
          <table:table-cell table:style-name="ce21" table:formula="of:=[.M4]/2.35/SQRT([.K4])" office:value-type="float" office:value="0.0879922004830229" calcext:value-type="float">
            <text:p>0.0879922005</text:p>
          </table:table-cell>
          <table:table-cell table:style-name="ce21" table:formula="of:=[.$C$15]*[.L4]+[.$E$15]" office:value-type="float" office:value="5.1443761079" calcext:value-type="float">
            <text:p>5.1443761079</text:p>
          </table:table-cell>
          <table:table-cell table:style-name="ce22" table:formula="of:=SQRT(([.$C$15]*[.N4])^2+([.L4]*[.$D$15])^2+[.$F$15]^2)" office:value-type="float" office:value="0.000172259658720345" calcext:value-type="float">
            <text:p>0.0001722597</text:p>
          </table:table-cell>
        </table:table-row>
        <table:table-row table:style-name="ro1">
          <table:table-cell table:style-name="ce2"/>
          <table:table-cell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3.98" calcext:value-type="float">
            <text:p>3.98</text:p>
          </table:table-cell>
          <table:table-cell table:style-name="ce12" office:value-type="float" office:value="283.32" calcext:value-type="float">
            <text:p>283.32</text:p>
          </table:table-cell>
          <table:table-cell table:style-name="ce14" table:formula="of:=[.D5]/(2.35*SQRT([.C5]))" office:value-type="float" office:value="0.0329869761785516" calcext:value-type="float">
            <text:p>0.032987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2"/>
          <table:table-cell table:number-columns-repeated="6"/>
          <table:table-cell table:style-name="ce18"/>
        </table:table-row>
        <table:table-row table:style-name="ro1">
          <table:table-cell table:style-name="ce2"/>
          <table:table-cell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3.97" calcext:value-type="float">
            <text:p>3.97</text:p>
          </table:table-cell>
          <table:table-cell table:style-name="ce12" office:value-type="float" office:value="401.28" calcext:value-type="float">
            <text:p>401.28</text:p>
          </table:table-cell>
          <table:table-cell table:style-name="ce14" table:formula="of:=[.D6]/(2.35*SQRT([.C6]))" office:value-type="float" office:value="0.0329040943288567" calcext:value-type="float">
            <text:p>0.032904</text:p>
          </table:table-cell>
          <table:table-cell table:style-name="ce6" office:value-type="float" office:value="5.2" calcext:value-type="float">
            <text:p>5.2</text:p>
          </table:table-cell>
          <table:table-cell/>
          <table:table-cell table:style-name="ce2"/>
          <table:table-cell office:value-type="string" calcext:value-type="string">
            <text:p>Energia (MeV)</text:p>
          </table:table-cell>
          <table:table-cell/>
          <table:table-cell office:value-type="string" calcext:value-type="string">
            <text:p>k (MeV/V)</text:p>
          </table:table-cell>
          <table:table-cell office:value-type="string" calcext:value-type="string">
            <text:p>ek</text:p>
          </table:table-cell>
          <table:table-cell table:number-columns-repeated="2"/>
          <table:table-cell table:style-name="ce18"/>
        </table:table-row>
        <table:table-row table:style-name="ro1">
          <table:table-cell table:style-name="ce2"/>
          <table:table-cell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4.02" calcext:value-type="float">
            <text:p>4.02</text:p>
          </table:table-cell>
          <table:table-cell table:style-name="ce12" office:value-type="float" office:value="512.51" calcext:value-type="float">
            <text:p>512.51</text:p>
          </table:table-cell>
          <table:table-cell table:style-name="ce14" table:formula="of:=[.D7]/(2.35*SQRT([.C7]))" office:value-type="float" office:value="0.033318503577331" calcext:value-type="float">
            <text:p>0.033319</text:p>
          </table:table-cell>
          <table:table-cell table:style-name="ce6" office:value-type="float" office:value="5.4" calcext:value-type="float">
            <text:p>5.4</text:p>
          </table:table-cell>
          <table:table-cell/>
          <table:table-cell table:style-name="ce2"/>
          <table:table-cell office:value-type="float" office:value="5.305" calcext:value-type="float">
            <text:p>5.305</text:p>
          </table:table-cell>
          <table:table-cell/>
          <table:table-cell table:formula="of:=[.J7]/[.O4]" office:value-type="float" office:value="1.03122320155662" calcext:value-type="float">
            <text:p>1.0312232016</text:p>
          </table:table-cell>
          <table:table-cell table:formula="of:=[.J7]/[.O4]^2*[.P4]" office:value-type="float" office:value="0.0000345305539561644" calcext:value-type="float">
            <text:p>3.45305539561644E-005</text:p>
          </table:table-cell>
          <table:table-cell table:number-columns-repeated="2"/>
          <table:table-cell table:style-name="ce18"/>
        </table:table-row>
        <table:table-row table:style-name="ro1">
          <table:table-cell table:style-name="ce2"/>
          <table:table-cell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4.71" calcext:value-type="float">
            <text:p>4.71</text:p>
          </table:table-cell>
          <table:table-cell table:style-name="ce12" office:value-type="float" office:value="613.84" calcext:value-type="float">
            <text:p>613.84</text:p>
          </table:table-cell>
          <table:table-cell table:style-name="ce14" table:formula="of:=[.D8]/(2.35*SQRT([.C8]))" office:value-type="float" office:value="0.0390373512062758" calcext:value-type="float">
            <text:p>0.039037</text:p>
          </table:table-cell>
          <table:table-cell table:style-name="ce6" office:value-type="float" office:value="5.6" calcext:value-type="float">
            <text:p>5.6</text:p>
          </table:table-cell>
          <table:table-cell/>
          <table:table-cell table:style-name="ce2"/>
          <table:table-cell table:number-columns-repeated="6"/>
          <table:table-cell table:style-name="ce18"/>
        </table:table-row>
        <table:table-row table:style-name="ro1">
          <table:table-cell table:style-name="ce2"/>
          <table:table-cell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3.68" calcext:value-type="float">
            <text:p>3.68</text:p>
          </table:table-cell>
          <table:table-cell table:style-name="ce12" office:value-type="float" office:value="720.83" calcext:value-type="float">
            <text:p>720.83</text:p>
          </table:table-cell>
          <table:table-cell table:style-name="ce14" table:formula="of:=[.D9]/(2.35*SQRT([.C9]))" office:value-type="float" office:value="0.030500520687706" calcext:value-type="float">
            <text:p>0.030501</text:p>
          </table:table-cell>
          <table:table-cell table:style-name="ce6" office:value-type="float" office:value="5.8" calcext:value-type="float">
            <text:p>5.8</text:p>
          </table:table-cell>
          <table:table-cell/>
          <table:table-cell table:style-name="ce2"/>
          <table:table-cell table:number-columns-repeated="6"/>
          <table:table-cell table:style-name="ce18"/>
        </table:table-row>
        <table:table-row table:style-name="ro1">
          <table:table-cell table:style-name="ce2"/>
          <table:table-cell/>
          <table:table-cell table:style-name="ce6" office:value-type="float" office:value="2635" calcext:value-type="float">
            <text:p>2635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835.62" calcext:value-type="float">
            <text:p>835.62</text:p>
          </table:table-cell>
          <table:table-cell table:style-name="ce14" table:formula="of:=[.D10]/(2.35*SQRT([.C10]))" office:value-type="float" office:value="0.033159030123682" calcext:value-type="float">
            <text:p>0.033159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2"/>
          <table:table-cell table:number-columns-repeated="6"/>
          <table:table-cell table:style-name="ce18"/>
        </table:table-row>
        <table:table-row table:style-name="ro1">
          <table:table-cell table:style-name="ce2"/>
          <table:table-cell/>
          <table:table-cell table:style-name="ce7" table:number-columns-repeated="5"/>
          <table:table-cell/>
          <table:table-cell table:style-name="ce2"/>
          <table:table-cell table:number-columns-repeated="6"/>
          <table:table-cell table:style-name="ce18"/>
        </table:table-row>
        <table:table-row table:style-name="ro1" table:number-rows-repeated="2">
          <table:table-cell table:style-name="ce2"/>
          <table:table-cell table:number-columns-repeated="7"/>
          <table:table-cell table:style-name="ce2"/>
          <table:table-cell table:number-columns-repeated="6"/>
          <table:table-cell table:style-name="ce18"/>
        </table:table-row>
        <table:table-row table:style-name="ro1">
          <table:table-cell table:style-name="ce2"/>
          <table:table-cell/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b</text:p>
          </table:table-cell>
          <table:table-cell/>
          <table:table-cell office:value-type="string" calcext:value-type="string">
            <text:p>Chi2</text:p>
          </table:table-cell>
          <table:table-cell table:style-name="ce20" office:value-type="string" calcext:value-type="string">
            <text:p>Isto é que</text:p>
          </table:table-cell>
          <table:table-cell table:style-name="ce8" office:value-type="string" calcext:value-type="string">
            <text:p>m'</text:p>
          </table:table-cell>
          <table:table-cell table:style-name="ce8" office:value-type="string" calcext:value-type="string">
            <text:p>em'</text:p>
          </table:table-cell>
          <table:table-cell table:style-name="ce8" office:value-type="string" calcext:value-type="string">
            <text:p>b'</text:p>
          </table:table-cell>
          <table:table-cell table:style-name="ce8" office:value-type="string" calcext:value-type="string">
            <text:p>eb'</text:p>
          </table:table-cell>
          <table:table-cell table:number-columns-repeated="2"/>
          <table:table-cell table:style-name="ce18"/>
        </table:table-row>
        <table:table-row table:style-name="ro1">
          <table:table-cell table:style-name="ce2"/>
          <table:table-cell/>
          <table:table-cell table:style-name="ce9" office:value-type="float" office:value="0.00180559" calcext:value-type="float">
            <text:p>1.81E-003</text:p>
          </table:table-cell>
          <table:table-cell table:style-name="ce9" office:value-type="float" office:value="0.000000100749" calcext:value-type="float">
            <text:p>1.01E-007</text:p>
          </table:table-cell>
          <table:table-cell table:style-name="ce8" office:value-type="float" office:value="4.48929" calcext:value-type="float">
            <text:p>4.48929</text:p>
          </table:table-cell>
          <table:table-cell table:style-name="ce9" office:value-type="float" office:value="0.0000556338" calcext:value-type="float">
            <text:p>5.56E-005</text:p>
          </table:table-cell>
          <table:table-cell table:style-name="ce15" office:value-type="string" calcext:value-type="string">
            <text:p>Nossos</text:p>
          </table:table-cell>
          <table:table-cell table:formula="of:=205289/5" office:value-type="float" office:value="41057.8" calcext:value-type="float">
            <text:p>41057.8</text:p>
          </table:table-cell>
          <table:table-cell table:style-name="ce20" office:value-type="string" calcext:value-type="string">
            <text:p>interessa</text:p>
          </table:table-cell>
          <table:table-cell table:style-name="ce8" table:formula="of:=[.L7]*[.C15]" office:value-type="float" office:value="0.00186196630049861" calcext:value-type="float">
            <text:p>0.0018619663</text:p>
          </table:table-cell>
          <table:table-cell table:style-name="ce8" table:formula="of:=SQRT(([.C15]*[.$M$7])^2+([.$L$7]*[.D15])^2)" office:value-type="float" office:value="0.000000121166769231081" calcext:value-type="float">
            <text:p>1.21166769231081E-007</text:p>
          </table:table-cell>
          <table:table-cell table:style-name="ce8" table:formula="of:=[.L7]*[.E15]" office:value-type="float" office:value="4.6294600065161" calcext:value-type="float">
            <text:p>4.6294600065</text:p>
          </table:table-cell>
          <table:table-cell table:style-name="ce8" table:formula="of:=SQRT(([.E15]*[.$M$7])^2+([.$L$7]*[.F15])^2)" office:value-type="float" office:value="0.000165293358547776" calcext:value-type="float">
            <text:p>0.0001652934</text:p>
          </table:table-cell>
          <table:table-cell table:number-columns-repeated="2"/>
          <table:table-cell table:style-name="ce18"/>
        </table:table-row>
        <table:table-row table:style-name="ro1">
          <table:table-cell table:style-name="ce3"/>
          <table:table-cell table:style-name="ce5" office:value-type="string" calcext:value-type="string">
            <text:p>Débora</text:p>
          </table:table-cell>
          <table:table-cell table:style-name="ce10" office:value-type="float" office:value="0.0017253" calcext:value-type="float">
            <text:p>1.73E-003</text:p>
          </table:table-cell>
          <table:table-cell table:style-name="ce10" office:value-type="float" office:value="0.0000041" calcext:value-type="float">
            <text:p>4.10E-006</text:p>
          </table:table-cell>
          <table:table-cell table:style-name="ce13" office:value-type="float" office:value="4.5102" calcext:value-type="float">
            <text:p>4.5102</text:p>
          </table:table-cell>
          <table:table-cell table:style-name="ce13" office:value-type="float" office:value="0.0024" calcext:value-type="float">
            <text:p>0.0024</text:p>
          </table:table-cell>
          <table:table-cell table:style-name="ce16"/>
          <table:table-cell table:style-name="ce19" office:value-type="string" calcext:value-type="string">
            <text:p>PORQUÊ!!!</text:p>
          </table:table-cell>
          <table:table-cell table:style-name="ce3"/>
          <table:table-cell table:style-name="ce16" table:number-columns-repeated="6"/>
          <table:table-cell table:style-name="ce23"/>
        </table:table-row>
        <table:table-row table:style-name="ro1">
          <table:table-cell table:number-columns-repeated="2"/>
          <table:table-cell office:value-type="float" office:value="0.00180559517833864" calcext:value-type="float">
            <text:p>0.0018055952</text:p>
          </table:table-cell>
          <table:table-cell office:value-type="float" office:value="0.0000204478110021052" calcext:value-type="float">
            <text:p>2.04478110021052E-005</text:p>
          </table:table-cell>
          <table:table-cell office:value-type="float" office:value="4.48928740380692" calcext:value-type="float">
            <text:p>4.4892874038</text:p>
          </table:table-cell>
          <table:table-cell office:value-type="float" office:value="0.0613219441070985" calcext:value-type="float">
            <text:p>0.061321944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7"/>
          <table:table-cell table:style-name="Default"/>
          <table:table-cell office:value-type="string" calcext:value-type="string">
            <text:p>Centróide</text:p>
          </table:table-cell>
          <table:table-cell office:value-type="string" calcext:value-type="string">
            <text:p>erroc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erroE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office:value-type="float" office:value="472.76" calcext:value-type="float">
            <text:p>472.76</text:p>
          </table:table-cell>
          <table:table-cell office:value-type="float" office:value="0.014401506486324" calcext:value-type="float">
            <text:p>0.0144015065</text:p>
          </table:table-cell>
          <table:table-cell table:formula="of:=[.J15]*[.I19]+[.L15]" office:value-type="float" office:value="5.50972319473982" calcext:value-type="float">
            <text:p>5.5097231947</text:p>
          </table:table-cell>
          <table:table-cell table:formula="of:=SQRT(([.J15]*[.J19])^2+([.K15]*[.I19])^2+([.M15])^2)" office:value-type="float" office:value="0.000176980971892361" calcext:value-type="float">
            <text:p>0.000176981</text:p>
          </table:table-cell>
          <table:table-cell table:style-name="ce7" office:value-type="string" calcext:value-type="string">
            <text:p>MeV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.K19]*1000" office:value-type="float" office:value="5509.72319473982" calcext:value-type="float">
            <text:p>5509.7231947398</text:p>
          </table:table-cell>
          <table:table-cell table:formula="of:=[.L19]*1000" office:value-type="float" office:value="0.176980971892361" calcext:value-type="float">
            <text:p>0.1769809719</text:p>
          </table:table-cell>
          <table:table-cell table:style-name="ce7" office:value-type="string" calcext:value-type="string">
            <text:p>keV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1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gião de trabalho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Centróide</text:p>
          </table:table-cell>
          <table:table-cell table:style-name="Default" office:value-type="string" calcext:value-type="string">
            <text:p>eCentróide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Ganh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 8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4.21" calcext:value-type="float">
            <text:p>4.21</text:p>
          </table:table-cell>
          <table:table-cell office:value-type="float" office:value="627.66" calcext:value-type="float">
            <text:p>627.66</text:p>
          </table:table-cell>
          <table:table-cell table:style-name="Default" table:formula="of:=[.F24]/2.35/SQRT([.D24])" office:value-type="float" office:value="0.0993739500471581" calcext:value-type="float">
            <text:p>0.0993739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 7</text:p>
          </table:table-cell>
          <table:table-cell office:value-type="float" office:value="2024" calcext:value-type="float">
            <text:p>2024</text:p>
          </table:table-cell>
          <table:table-cell office:value-type="float" office:value="2120" calcext:value-type="float">
            <text:p>2120</text:p>
          </table:table-cell>
          <table:table-cell office:value-type="float" office:value="6.54" calcext:value-type="float">
            <text:p>6.54</text:p>
          </table:table-cell>
          <table:table-cell office:value-type="float" office:value="617.6" calcext:value-type="float">
            <text:p>617.6</text:p>
          </table:table-cell>
          <table:table-cell table:style-name="Default" table:formula="of:=[.F25]/2.35/SQRT([.D25])" office:value-type="float" office:value="0.0618592474055849" calcext:value-type="float">
            <text:p>0.0618592474</text:p>
          </table:table-cell>
          <table:table-cell office:value-type="float" office:value="4" calcext:value-type="float">
            <text:p>4</text:p>
          </table:table-cell>
          <table:table-cell office:value-type="float" office:value="3.33" calcext:value-type="float">
            <text:p>3.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 5</text:p>
          </table:table-cell>
          <table:table-cell table:number-columns-repeated="5" table:style-name="ce7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 6</text:p>
          </table:table-cell>
          <table:table-cell office:value-type="float" office:value="1999" calcext:value-type="float">
            <text:p>1999</text:p>
          </table:table-cell>
          <table:table-cell office:value-type="float" office:value="1867" calcext:value-type="float">
            <text:p>1867</text:p>
          </table:table-cell>
          <table:table-cell office:value-type="float" office:value="9.55" calcext:value-type="float">
            <text:p>9.55</text:p>
          </table:table-cell>
          <table:table-cell office:value-type="float" office:value="908.86" calcext:value-type="float">
            <text:p>908.86</text:p>
          </table:table-cell>
          <table:table-cell table:style-name="Default" table:formula="of:=[.F27]/2.35/SQRT([.D27])" office:value-type="float" office:value="0.0908927225541847" calcext:value-type="float">
            <text:p>0.09089272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 7</text:p>
          </table:table-cell>
          <table:table-cell office:value-type="float" office:value="1958" calcext:value-type="float">
            <text:p>1958</text:p>
          </table:table-cell>
          <table:table-cell office:value-type="float" office:value="1865" calcext:value-type="float">
            <text:p>1865</text:p>
          </table:table-cell>
          <table:table-cell office:value-type="float" office:value="8.93" calcext:value-type="float">
            <text:p>8.93</text:p>
          </table:table-cell>
          <table:table-cell office:value-type="float" office:value="352.81" calcext:value-type="float">
            <text:p>352.81</text:p>
          </table:table-cell>
          <table:table-cell table:style-name="Default" table:formula="of:=[.F28]/2.35/SQRT([.D28])" office:value-type="float" office:value="0.085877076794058" calcext:value-type="float">
            <text:p>0.085877076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6 8</text:p>
          </table:table-cell>
          <table:table-cell table:number-columns-repeated="5" table:style-name="ce7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</table:table>
      <table:table table:name="Sessao 2" table:style-name="ta1">
        <table:table-column table:style-name="co1" table:default-cell-style-name="Default"/>
        <table:table-column table:style-name="co1" table:number-columns-repeated="3" table:default-cell-style-name="ce25"/>
        <table:table-column table:style-name="co4" table:default-cell-style-name="ce25"/>
        <table:table-column table:style-name="co1" table:default-cell-style-name="ce25"/>
        <table:table-column table:style-name="co3" table:default-cell-style-name="ce25"/>
        <table:table-column table:style-name="co1" table:default-cell-style-name="ce7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24" office:value-type="string" calcext:value-type="string" table:number-columns-spanned="6" table:number-rows-spanned="1">
            <text:p>Pontos de calibração do pulser</text:p>
          </table:table-cell>
          <table:covered-table-cell table:number-columns-repeated="5" table:style-name="ce26"/>
          <table:table-cell table:style-name="Default"/>
          <table:table-cell table:number-columns-repeated="2"/>
          <table:table-cell table:style-name="ce24" office:value-type="string" calcext:value-type="string" table:number-columns-spanned="4" table:number-rows-spanned="1">
            <text:p>Pontos do ajuste</text:p>
          </table:table-cell>
          <table:covered-table-cell table:number-columns-repeated="3" table:style-name="ce15"/>
          <table:table-cell table:number-columns-repeated="7"/>
        </table:table-row>
        <table:table-row table:style-name="ro1">
          <table:table-cell/>
          <table:table-cell office:value-type="string" calcext:value-type="string">
            <text:p>1.2V</text:p>
          </table:table-cell>
          <table:table-cell table:number-columns-repeated="5"/>
          <table:table-cell table:style-name="ce27" office:value-type="string" calcext:value-type="string">
            <text:p>---------|</text:p>
          </table:table-cell>
          <table:table-cell/>
          <table:table-cell table:style-name="ce28" office:value-type="string" calcext:value-type="string">
            <text:p>|---------</text:p>
          </table:table-cell>
          <table:table-cell table:style-name="ce25" office:value-type="string" calcext:value-type="string">
            <text:p>centróide</text:p>
          </table:table-cell>
          <table:table-cell table:style-name="ce25" office:value-type="string" calcext:value-type="string">
            <text:p>tensão</text:p>
          </table:table-cell>
          <table:table-cell table:style-name="ce25" office:value-type="string" calcext:value-type="string">
            <text:p>erro centróide</text:p>
          </table:table-cell>
          <table:table-cell table:style-name="ce25" office:value-type="string" calcext:value-type="string">
            <text:p>erro tensã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/>
          <table:table-cell table:style-name="ce7" office:value-type="string" calcext:value-type="string">
            <text:p>|</text:p>
          </table:table-cell>
          <table:table-cell table:style-name="ce25" table:formula="of:=[.F6]" office:value-type="float" office:value="156.611957349581" calcext:value-type="float">
            <text:p>156.6119573496</text:p>
          </table:table-cell>
          <table:table-cell table:style-name="ce25" office:value-type="float" office:value="1.2" calcext:value-type="float">
            <text:p>1.2</text:p>
          </table:table-cell>
          <table:table-cell table:style-name="ce25" table:formula="of:=[.G6]" office:value-type="float" office:value="0.272499824532808" calcext:value-type="float">
            <text:p>0.2724998245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table:formula="of:=([.C4]-[.$F$6])^2" office:value-type="float" office:value="2.59840649686854" calcext:value-type="float">
            <text:p>2.5984064969</text:p>
          </table:table-cell>
          <table:table-cell office:value-type="float" office:value="2626" calcext:value-type="float">
            <text:p>2626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|</text:p>
          </table:table-cell>
          <table:table-cell/>
          <table:table-cell table:style-name="ce7" office:value-type="string" calcext:value-type="string">
            <text:p>|</text:p>
          </table:table-cell>
          <table:table-cell table:style-name="ce25" table:formula="of:=[.F15]" office:value-type="float" office:value="299.871667936024" calcext:value-type="float">
            <text:p>299.871667936</text:p>
          </table:table-cell>
          <table:table-cell table:style-name="ce25" table:formula="of:=[.L3]+1.1" office:value-type="float" office:value="2.3" calcext:value-type="float">
            <text:p>2.3</text:p>
          </table:table-cell>
          <table:table-cell table:style-name="ce25" table:formula="of:=[.G15]" office:value-type="float" office:value="0.227628368027499" calcext:value-type="float">
            <text:p>0.227628368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35" calcext:value-type="float">
            <text:p>1035</text:p>
          </table:table-cell>
          <table:table-cell table:formula="of:=([.C5]-[.$F$6])^2" office:value-type="float" office:value="0.374491797706329" calcext:value-type="float">
            <text:p>0.374491797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style-name="ce28" office:value-type="string" calcext:value-type="string">
            <text:p>|---------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---------|</text:p>
          </table:table-cell>
          <table:table-cell table:style-name="ce25" table:formula="of:=[.F24]" office:value-type="float" office:value="442.672124904798" calcext:value-type="float">
            <text:p>442.6721249048</text:p>
          </table:table-cell>
          <table:table-cell table:style-name="ce25" table:formula="of:=[.L4]+1.1" office:value-type="float" office:value="3.4" calcext:value-type="float">
            <text:p>3.4</text:p>
          </table:table-cell>
          <table:table-cell table:style-name="ce25" table:formula="of:=[.G24]" office:value-type="float" office:value="0.28054057236528" calcext:value-type="float">
            <text:p>0.2805405724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545" calcext:value-type="float">
            <text:p>1545</text:p>
          </table:table-cell>
          <table:table-cell table:formula="of:=([.C6]-[.$F$6])^2" office:value-type="float" office:value="0.150577098544122" calcext:value-type="float">
            <text:p>0.1505770985</text:p>
          </table:table-cell>
          <table:table-cell table:formula="of:=SUMPRODUCT([.C4:.C7];[.D4:.D7])/SUM([.D4:.D7])" office:value-type="float" office:value="156.611957349581" calcext:value-type="float">
            <text:p>156.6119573496</text:p>
          </table:table-cell>
          <table:table-cell table:formula="of:=SUMPRODUCT([.E4:.E7];[.D4:.D7])/SUM([.D4:.D7])" office:value-type="float" office:value="0.272499824532808" calcext:value-type="float">
            <text:p>0.2724998245</text:p>
          </table:table-cell>
          <table:table-cell office:value-type="string" calcext:value-type="string">
            <text:p>|</text:p>
          </table:table-cell>
          <table:table-cell/>
          <table:table-cell table:style-name="ce7" office:value-type="string" calcext:value-type="string">
            <text:p>|</text:p>
          </table:table-cell>
          <table:table-cell table:style-name="ce25" table:formula="of:=[.F33]" office:value-type="float" office:value="588.152703731912" calcext:value-type="float">
            <text:p>588.1527037319</text:p>
          </table:table-cell>
          <table:table-cell table:style-name="ce25" table:formula="of:=[.L5]+1.1" office:value-type="float" office:value="4.5" calcext:value-type="float">
            <text:p>4.5</text:p>
          </table:table-cell>
          <table:table-cell table:style-name="ce25" table:formula="of:=[.G33]" office:value-type="float" office:value="0.235249734769013" calcext:value-type="float">
            <text:p>0.2352497348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table:formula="of:=([.C7]-[.$F$6])^2" office:value-type="float" office:value="1.92666239938191" calcext:value-type="float">
            <text:p>1.9266623994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table:style-name="ce7" office:value-type="string" calcext:value-type="string">
            <text:p>|</text:p>
          </table:table-cell>
          <table:table-cell table:style-name="ce25" table:formula="of:=[.F43]" office:value-type="float" office:value="733.649904761905" calcext:value-type="float">
            <text:p>733.6499047619</text:p>
          </table:table-cell>
          <table:table-cell table:style-name="ce25" table:formula="of:=[.L6]+1.1" office:value-type="float" office:value="5.6" calcext:value-type="float">
            <text:p>5.6</text:p>
          </table:table-cell>
          <table:table-cell table:style-name="ce25" table:formula="of:=[.G43]" office:value-type="float" office:value="0.291528562358277" calcext:value-type="float">
            <text:p>0.2915285624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26" table:number-columns-repeated="6"/>
          <table:table-cell office:value-type="string" calcext:value-type="string">
            <text:p>|</text:p>
          </table:table-cell>
          <table:table-cell/>
          <table:table-cell table:style-name="ce28" office:value-type="string" calcext:value-type="string">
            <text:p>|---------</text:p>
          </table:table-cell>
          <table:table-cell table:style-name="ce25" table:formula="of:=[.F52]" office:value-type="float" office:value="879.926504188881" calcext:value-type="float">
            <text:p>879.9265041889</text:p>
          </table:table-cell>
          <table:table-cell table:style-name="ce25" table:formula="of:=[.L7]+1.1" office:value-type="float" office:value="6.7" calcext:value-type="float">
            <text:p>6.7</text:p>
          </table:table-cell>
          <table:table-cell table:style-name="ce25" table:formula="of:=[.G52]" office:value-type="float" office:value="0.234126164681615" calcext:value-type="float">
            <text:p>0.2341261647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26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26" table:number-columns-repeated="6"/>
          <table:table-cell office:value-type="string" calcext:value-type="string">
            <text:p>|</text:p>
          </table:table-cell>
          <table:table-cell table:number-columns-repeated="2"/>
          <table:table-cell table:style-name="ce15" office:value-type="string" calcext:value-type="string">
            <text:p>Calibração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em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eb</text:p>
          </table:table-cell>
          <table:table-cell table:style-name="ce21"/>
          <table:table-cell table:style-name="ce21" office:value-type="string" calcext:value-type="string">
            <text:p>Chi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3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style-name="ce28"/>
          <table:table-cell/>
          <table:table-cell table:style-name="ce21"/>
          <table:table-cell table:style-name="ce30" office:value-type="float" office:value="0.00760094" calcext:value-type="float">
            <text:p>7.60E-003</text:p>
          </table:table-cell>
          <table:table-cell table:style-name="ce30" office:value-type="float" office:value="0.00000314026" calcext:value-type="float">
            <text:p>3.14E-006</text:p>
          </table:table-cell>
          <table:table-cell table:style-name="ce30" office:value-type="float" office:value="0.0213905" calcext:value-type="float">
            <text:p>2.14E-002</text:p>
          </table:table-cell>
          <table:table-cell table:style-name="ce30" office:value-type="float" office:value="0.00181785" calcext:value-type="float">
            <text:p>1.82E-003</text:p>
          </table:table-cell>
          <table:table-cell table:style-name="ce21"/>
          <table:table-cell table:style-name="ce21" table:formula="of:=125.9/4" office:value-type="float" office:value="31.475" calcext:value-type="float">
            <text:p>31.4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float" office:value="0.00748895" calcext:value-type="float">
            <text:p>0.00748895</text:p>
          </table:table-cell>
          <table:table-cell/>
          <table:table-cell office:value-type="float" office:value="0.02292" calcext:value-type="float">
            <text:p>0.022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formula="of:=([.C13]-[.F15])^2" office:value-type="float" office:value="3.50314086274176" calcext:value-type="float">
            <text:p>3.5031408627</text:p>
          </table:table-cell>
          <table:table-cell office:value-type="float" office:value="2626" calcext:value-type="float">
            <text:p>2626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486" calcext:value-type="float">
            <text:p>486</text:p>
          </table:table-cell>
          <table:table-cell table:formula="of:=([.C14]-[.$F$15])^2" office:value-type="float" office:value="0.759804990693003" calcext:value-type="float">
            <text:p>0.759804990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88" calcext:value-type="float">
            <text:p>1988</text:p>
          </table:table-cell>
          <table:table-cell table:formula="of:=([.C15]-[.$F$15])^2" office:value-type="float" office:value="0.0164691186442426" calcext:value-type="float">
            <text:p>0.0164691186</text:p>
          </table:table-cell>
          <table:table-cell table:formula="of:=SUMPRODUCT([.C13:.C16];[.D13:.D16])/SUM([.D13:.D16])" office:value-type="float" office:value="299.871667936024" calcext:value-type="float">
            <text:p>299.871667936</text:p>
          </table:table-cell>
          <table:table-cell table:formula="of:=SUMPRODUCT([.E13:.E16];[.D13:.D16])/SUM([.D13:.D16])" office:value-type="float" office:value="0.227628368027499" calcext:value-type="float">
            <text:p>0.227628368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51" calcext:value-type="float">
            <text:p>151</text:p>
          </table:table-cell>
          <table:table-cell table:formula="of:=([.C16]-[.$F$15])^2" office:value-type="float" office:value="1.27313324659548" calcext:value-type="float">
            <text:p>1.2731332466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26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26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26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.4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  <table:table-cell table:style-name="ce15" office:value-type="string" calcext:value-type="string">
            <text:p>Graduaçã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9" office:value-type="string" calcext:value-type="string">
            <text:p>210Po – 1</text:p>
          </table:table-cell>
          <table:table-cell table:style-name="ce29" office:value-type="string" calcext:value-type="string">
            <text:p>Área Sinal</text:p>
          </table:table-cell>
          <table:table-cell table:style-name="ce29" office:value-type="string" calcext:value-type="string">
            <text:p>Centróide</text:p>
          </table:table-cell>
          <table:table-cell table:style-name="ce29" office:value-type="string" calcext:value-type="string">
            <text:p>FWHM</text:p>
          </table:table-cell>
          <table:table-cell table:style-name="ce29" office:value-type="string" calcext:value-type="string">
            <text:p>ec</text:p>
          </table:table-cell>
          <table:table-cell table:style-name="ce29" office:value-type="string" calcext:value-type="string">
            <text:p>Centróide (V)</text:p>
          </table:table-cell>
          <table:table-cell table:style-name="ce29" office:value-type="string" calcext:value-type="string">
            <text:p>ecV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1" calcext:value-type="float">
            <text:p>11</text:p>
          </table:table-cell>
          <table:table-cell table:formula="of:=([.C22]-[.$F$24])^2" office:value-type="float" office:value="2.79600169724633" calcext:value-type="float">
            <text:p>2.7960016972</text:p>
          </table:table-cell>
          <table:table-cell office:value-type="float" office:value="2626" calcext:value-type="float">
            <text:p>2626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9"/>
          <table:table-cell table:style-name="ce29" office:value-type="float" office:value="2782" calcext:value-type="float">
            <text:p>2782</text:p>
          </table:table-cell>
          <table:table-cell table:style-name="ce29" office:value-type="float" office:value="692.2" calcext:value-type="float">
            <text:p>692.2</text:p>
          </table:table-cell>
          <table:table-cell table:style-name="ce29" office:value-type="float" office:value="2.49" calcext:value-type="float">
            <text:p>2.49</text:p>
          </table:table-cell>
          <table:table-cell table:style-name="ce29" table:formula="of:=[.N22]/2.35/SQRT([.L22])" office:value-type="float" office:value="0.0200887503652104" calcext:value-type="float">
            <text:p>0.0200887504</text:p>
          </table:table-cell>
          <table:table-cell table:style-name="ce29" table:formula="of:=[.$L$11]*[.M22]+[.$N$11]" office:value-type="float" office:value="5.282761168" calcext:value-type="float">
            <text:p>5.282761168</text:p>
          </table:table-cell>
          <table:table-cell table:style-name="ce29" table:formula="of:=SQRT(([.$L$11]*[.O22])^2+([.M22]*[.$M$11])^2+([.$O$11])^2)" office:value-type="float" office:value="0.00283774792613914" calcext:value-type="float">
            <text:p>0.0028377479</text:p>
          </table:table-cell>
          <table:table-cell office:value-type="string" calcext:value-type="string">
            <text:p>---|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907" calcext:value-type="float">
            <text:p>907</text:p>
          </table:table-cell>
          <table:table-cell table:formula="of:=([.C23]-[.$F$24])^2" office:value-type="float" office:value="0.451751887649964" calcext:value-type="float">
            <text:p>0.451751887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office:value-type="float" office:value="1640" calcext:value-type="float">
            <text:p>1640</text:p>
          </table:table-cell>
          <table:table-cell table:formula="of:=([.C24]-[.$F$24])^2" office:value-type="float" office:value="0.107502078053602" calcext:value-type="float">
            <text:p>0.1075020781</text:p>
          </table:table-cell>
          <table:table-cell table:formula="of:=SUMPRODUCT([.C22:.C25];[.D22:.D25])/SUM([.D22:.D25])" office:value-type="float" office:value="442.672124904798" calcext:value-type="float">
            <text:p>442.6721249048</text:p>
          </table:table-cell>
          <table:table-cell table:formula="of:=SUMPRODUCT([.E22:.E25];[.D22:.D25])/SUM([.D22:.D25])" office:value-type="float" office:value="0.28054057236528" calcext:value-type="float">
            <text:p>0.28054057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1" office:value-type="string" calcext:value-type="string">
            <text:p>210Po – 2</text:p>
          </table:table-cell>
          <table:table-cell table:style-name="ce21" office:value-type="string" calcext:value-type="string">
            <text:p>Área Sinal</text:p>
          </table:table-cell>
          <table:table-cell table:style-name="ce21" office:value-type="string" calcext:value-type="string">
            <text:p>Centróide</text:p>
          </table:table-cell>
          <table:table-cell table:style-name="ce21" office:value-type="string" calcext:value-type="string">
            <text:p>FWHM</text:p>
          </table:table-cell>
          <table:table-cell table:style-name="ce21" office:value-type="string" calcext:value-type="string">
            <text:p>ec</text:p>
          </table:table-cell>
          <table:table-cell table:style-name="ce21" office:value-type="string" calcext:value-type="string">
            <text:p>Centróide (V)</text:p>
          </table:table-cell>
          <table:table-cell table:style-name="ce21" office:value-type="string" calcext:value-type="string">
            <text:p>ecV</text:p>
          </table:table-cell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table:formula="of:=([.C25]-[.$F$24])^2" office:value-type="float" office:value="1.76325226845724" calcext:value-type="float">
            <text:p>1.7632522685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table:style-name="ce21"/>
          <table:table-cell table:style-name="ce21" office:value-type="float" office:value="2799" calcext:value-type="float">
            <text:p>2799</text:p>
          </table:table-cell>
          <table:table-cell table:style-name="ce21" office:value-type="float" office:value="687.35" calcext:value-type="float">
            <text:p>687.35</text:p>
          </table:table-cell>
          <table:table-cell table:style-name="ce21" office:value-type="float" office:value="2.35" calcext:value-type="float">
            <text:p>2.35</text:p>
          </table:table-cell>
          <table:table-cell table:style-name="ce21" table:formula="of:=[.N25]/2.35/SQRT([.L25])" office:value-type="float" office:value="0.0189015992374581" calcext:value-type="float">
            <text:p>0.0189015992</text:p>
          </table:table-cell>
          <table:table-cell table:style-name="ce21" table:formula="of:=[.$L$11]*[.M25]+[.$N$11]" office:value-type="float" office:value="5.245896609" calcext:value-type="float">
            <text:p>5.245896609</text:p>
          </table:table-cell>
          <table:table-cell table:style-name="ce21" table:formula="of:=SQRT(([.$L$11]*[.O25])^2+([.M25]*[.$M$11])^2+([.$O$11])^2)" office:value-type="float" office:value="0.00282562548103582" calcext:value-type="float">
            <text:p>0.0028256255</text:p>
          </table:table-cell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table:style-name="ce26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7"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table:style-name="ce26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Energia (MeV)</text:p>
          </table:table-cell>
          <table:table-cell/>
          <table:table-cell table:style-name="ce15" office:value-type="string" calcext:value-type="string">
            <text:p>k (MeV/V)</text:p>
          </table:table-cell>
          <table:table-cell table:style-name="ce15" office:value-type="string" calcext:value-type="string">
            <text:p>ek</text:p>
          </table:table-cell>
          <table:table-cell table:number-columns-repeated="2"/>
          <table:table-cell table:style-name="ce15" office:value-type="string" calcext:value-type="string">
            <text:p>k (MeV/V)</text:p>
          </table:table-cell>
          <table:table-cell table:style-name="ce15" office:value-type="string" calcext:value-type="string">
            <text:p>ek</text:p>
          </table:table-cell>
          <table:table-cell table:number-columns-repeated="3"/>
        </table:table-row>
        <table:table-row table:style-name="ro1">
          <table:table-cell/>
          <table:table-cell table:style-name="ce26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float" office:value="5.305" calcext:value-type="float">
            <text:p>5.305</text:p>
          </table:table-cell>
          <table:table-cell/>
          <table:table-cell table:style-name="ce31" table:formula="of:=[.K28]/[.P25]" office:value-type="float" office:value="1.01126659471302" calcext:value-type="float">
            <text:p>1.0112665947</text:p>
          </table:table-cell>
          <table:table-cell table:style-name="ce31" table:formula="of:=[.K28]/[.P25]^2*[.Q25]" office:value-type="float" office:value="0.000544703960279944" calcext:value-type="float">
            <text:p>0.000544704</text:p>
          </table:table-cell>
          <table:table-cell table:number-columns-repeated="2"/>
          <table:table-cell table:style-name="ce33" table:formula="of:=[.K28]/[.P22]" office:value-type="float" office:value="1.00420969854452" calcext:value-type="float">
            <text:p>1.0042096985</text:p>
          </table:table-cell>
          <table:table-cell table:style-name="ce33" table:formula="of:=[.K28]/[.P22]^2*[.Q22]" office:value-type="float" office:value="0.000539432675229647" calcext:value-type="float">
            <text:p>0.00053943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5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7" office:value-type="string" calcext:value-type="string">
            <text:p>|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4"/>
          <table:table-cell table:style-name="ce7" office:value-type="string" calcext:value-type="string">
            <text:p>|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formula="of:=([.C31]-[.$F$33])^2" office:value-type="float" office:value="4.63413335738625" calcext:value-type="float">
            <text:p>4.6341333574</text:p>
          </table:table-cell>
          <table:table-cell office:value-type="float" office:value="2626" calcext:value-type="float">
            <text:p>2626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4" office:value-type="string" calcext:value-type="string">
            <text:p>Isto é que </text:p>
          </table:table-cell>
          <table:table-cell table:style-name="ce8" office:value-type="string" calcext:value-type="string">
            <text:p>m'</text:p>
          </table:table-cell>
          <table:table-cell table:style-name="ce8" office:value-type="string" calcext:value-type="string">
            <text:p>em'</text:p>
          </table:table-cell>
          <table:table-cell table:style-name="ce8" office:value-type="string" calcext:value-type="string">
            <text:p>b'</text:p>
          </table:table-cell>
          <table:table-cell table:style-name="ce8" office:value-type="string" calcext:value-type="string">
            <text:p>eb'</text:p>
          </table:table-cell>
          <table:table-cell/>
          <table:table-cell table:style-name="ce8" office:value-type="string" calcext:value-type="string">
            <text:p>m'</text:p>
          </table:table-cell>
          <table:table-cell table:style-name="ce8" office:value-type="string" calcext:value-type="string">
            <text:p>em'</text:p>
          </table:table-cell>
          <table:table-cell table:style-name="ce8" office:value-type="string" calcext:value-type="string">
            <text:p>b'</text:p>
          </table:table-cell>
          <table:table-cell table:style-name="ce8" office:value-type="string" calcext:value-type="string">
            <text:p>eb'</text:p>
          </table:table-cell>
          <table:table-cell table:style-name="ce24" office:value-type="string" calcext:value-type="string">
            <text:p>ISTO ESTÁ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  <table:table-cell office:value-type="float" office:value="135" calcext:value-type="float">
            <text:p>135</text:p>
          </table:table-cell>
          <table:table-cell table:formula="of:=([.C32]-[.$F$33])^2" office:value-type="float" office:value="1.328725893563" calcext:value-type="float">
            <text:p>1.328725893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4" office:value-type="string" calcext:value-type="string">
            <text:p>interessa</text:p>
          </table:table-cell>
          <table:table-cell table:style-name="ce8" table:formula="of:=[.$L$11]*[.M28]" office:value-type="float" office:value="0.00768657671041797" calcext:value-type="float">
            <text:p>0.0076865767</text:p>
          </table:table-cell>
          <table:table-cell table:style-name="ce8" table:formula="of:=SQRT(([.$L$11]*[.N28])^2+([.M28]*[.$M$11])^2)" office:value-type="float" office:value="0.00000521789805034983" calcext:value-type="float">
            <text:p>5.21789805034983E-006</text:p>
          </table:table-cell>
          <table:table-cell table:style-name="ce8" table:formula="of:=[.$N$11]*[.M28]" office:value-type="float" office:value="0.0216314980942088" calcext:value-type="float">
            <text:p>0.0216314981</text:p>
          </table:table-cell>
          <table:table-cell table:style-name="ce8" table:formula="of:=SQRT(([.$N$11]*[.N28])^2+([.M28]*[.$O$11])^2)" office:value-type="float" office:value="0.00183836790287027" calcext:value-type="float">
            <text:p>0.0018383679</text:p>
          </table:table-cell>
          <table:table-cell/>
          <table:table-cell table:style-name="ce8" table:formula="of:=[.$L$11]*[.Q28]" office:value-type="float" office:value="0.00763293766605502" calcext:value-type="float">
            <text:p>0.0076329377</text:p>
          </table:table-cell>
          <table:table-cell table:style-name="ce8" table:formula="of:=SQRT(([.$L$11]*[.R28])^2+([.Q28]*[.$M$11])^2)" office:value-type="float" office:value="0.00000517262366356772" calcext:value-type="float">
            <text:p>5.17262366356772E-006</text:p>
          </table:table-cell>
          <table:table-cell table:style-name="ce8" table:formula="of:=[.$N$11]*[.Q28]" office:value-type="float" office:value="0.0214805475567166" calcext:value-type="float">
            <text:p>0.0214805476</text:p>
          </table:table-cell>
          <table:table-cell table:style-name="ce8" table:formula="of:=SQRT(([.$N$11]*[.R28])^2+([.Q28]*[.$O$11])^2)" office:value-type="float" office:value="0.00182553906746097" calcext:value-type="float">
            <text:p>0.0018255391</text:p>
          </table:table-cell>
          <table:table-cell table:style-name="ce24" office:value-type="string" calcext:value-type="string">
            <text:p>MAL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8" calcext:value-type="float">
            <text:p>588</text:p>
          </table:table-cell>
          <table:table-cell office:value-type="float" office:value="1953" calcext:value-type="float">
            <text:p>1953</text:p>
          </table:table-cell>
          <table:table-cell table:formula="of:=([.C33]-[.$F$33])^2" office:value-type="float" office:value="0.0233184297397386" calcext:value-type="float">
            <text:p>0.0233184297</text:p>
          </table:table-cell>
          <table:table-cell table:formula="of:=SUMPRODUCT([.C31:.C35];[.D31:.D35])/SUM([.D31:.D35])" office:value-type="float" office:value="588.152703731912" calcext:value-type="float">
            <text:p>588.1527037319</text:p>
          </table:table-cell>
          <table:table-cell table:formula="of:=SUMPRODUCT([.E31:.E35];[.D31:.D35])/SUM([.D31:.D35])" office:value-type="float" office:value="0.235249734769013" calcext:value-type="float">
            <text:p>0.2352497348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536" calcext:value-type="float">
            <text:p>536</text:p>
          </table:table-cell>
          <table:table-cell table:formula="of:=([.C34]-[.$F$33])^2" office:value-type="float" office:value="0.717910965916481" calcext:value-type="float">
            <text:p>0.717910965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área sinal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c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([.C35]-[.$F$33])^2" office:value-type="float" office:value="3.41250350209322" calcext:value-type="float">
            <text:p>3.4125035021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formula="of:=[.O35]/2.35/SQRT([.M35])" office:value-type="float" office:value="0.112169168180906" calcext:value-type="float">
            <text:p>0.1121691682</text:p>
          </table:table-cell>
          <table:table-cell table:number-columns-repeated="5"/>
        </table:table-row>
        <table:table-row table:style-name="ro1">
          <table:table-cell/>
          <table:table-cell table:style-name="ce26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26" table:number-columns-repeated="6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1">
          <table:table-cell/>
          <table:table-cell table:style-name="ce26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7" office:value-type="string" calcext:value-type="string">
            <text:p>MeV</text:p>
          </table:table-cell>
          <table:table-cell table:formula="of:=[.L32]*[.N35]+[.N32]" office:value-type="float" office:value="0.884142270770209" calcext:value-type="float">
            <text:p>0.8841422708</text:p>
          </table:table-cell>
          <table:table-cell table:formula="of:=SQRT(([.L32]*[.P35])^2+([.N35]*[.M32])^2+([.O32])^2)" office:value-type="float" office:value="0.00211324175528256" calcext:value-type="float">
            <text:p>0.0021132418</text:p>
          </table:table-cell>
          <table:table-cell table:style-name="ce32" office:value-type="string" calcext:value-type="string">
            <text:p>Erro decen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.6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7" office:value-type="string" calcext:value-type="string">
            <text:p>keV</text:p>
          </table:table-cell>
          <table:table-cell table:formula="of:=[.N38]*1000" office:value-type="float" office:value="884.142270770209" calcext:value-type="float">
            <text:p>884.1422707702</text:p>
          </table:table-cell>
          <table:table-cell table:formula="of:=[.O38]*1000" office:value-type="float" office:value="2.11324175528256" calcext:value-type="float">
            <text:p>2.113241755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table:formula="of:=([.C41]-[.$F$43])^2" office:value-type="float" office:value="2.72218572335592" calcext:value-type="float">
            <text:p>2.7221857234</text:p>
          </table:table-cell>
          <table:table-cell office:value-type="float" office:value="2625" calcext:value-type="float">
            <text:p>2625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33" calcext:value-type="float">
            <text:p>733</text:p>
          </table:table-cell>
          <table:table-cell office:value-type="float" office:value="949" calcext:value-type="float">
            <text:p>949</text:p>
          </table:table-cell>
          <table:table-cell table:formula="of:=([.C42]-[.$F$43])^2" office:value-type="float" office:value="0.422376199546452" calcext:value-type="float">
            <text:p>0.4223761995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34" calcext:value-type="float">
            <text:p>734</text:p>
          </table:table-cell>
          <table:table-cell office:value-type="float" office:value="1592" calcext:value-type="float">
            <text:p>1592</text:p>
          </table:table-cell>
          <table:table-cell table:formula="of:=([.C43]-[.$F$43])^2" office:value-type="float" office:value="0.12256667573698" calcext:value-type="float">
            <text:p>0.1225666757</text:p>
          </table:table-cell>
          <table:table-cell table:formula="of:=SUMPRODUCT([.C41:.C44];[.D41:.D44])/SUM([.D41:.D44])" office:value-type="float" office:value="733.649904761905" calcext:value-type="float">
            <text:p>733.6499047619</text:p>
          </table:table-cell>
          <table:table-cell table:formula="of:=SUMPRODUCT([.E41:.E44];[.D41:.D44])/SUM([.D41:.D44])" office:value-type="float" office:value="0.291528562358277" calcext:value-type="float">
            <text:p>0.2915285624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66" calcext:value-type="float">
            <text:p>66</text:p>
          </table:table-cell>
          <table:table-cell table:formula="of:=([.C44]-[.$F$43])^2" office:value-type="float" office:value="1.82275715192751" calcext:value-type="float">
            <text:p>1.822757151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26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26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26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.7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411" calcext:value-type="float">
            <text:p>411</text:p>
          </table:table-cell>
          <table:table-cell table:formula="of:=([.C50]-[.$F$52])^2" office:value-type="float" office:value="0.858410012013061" calcext:value-type="float">
            <text:p>0.858410012</text:p>
          </table:table-cell>
          <table:table-cell office:value-type="float" office:value="2626" calcext:value-type="float">
            <text:p>2626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" calcext:value-type="float">
            <text:p>880</text:p>
          </table:table-cell>
          <table:table-cell office:value-type="float" office:value="1997" calcext:value-type="float">
            <text:p>1997</text:p>
          </table:table-cell>
          <table:table-cell table:formula="of:=([.C51]-[.$F$52])^2" office:value-type="float" office:value="0.00540163425211738" calcext:value-type="float">
            <text:p>0.0054016343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81" calcext:value-type="float">
            <text:p>881</text:p>
          </table:table-cell>
          <table:table-cell office:value-type="float" office:value="218" calcext:value-type="float">
            <text:p>218</text:p>
          </table:table-cell>
          <table:table-cell table:formula="of:=([.C52]-[.$F$52])^2" office:value-type="float" office:value="1.15239325649117" calcext:value-type="float">
            <text:p>1.1523932565</text:p>
          </table:table-cell>
          <table:table-cell table:formula="of:=SUMPRODUCT([.C50:.C52];[.D50:.D52])/SUM([.D50:.D52])" office:value-type="float" office:value="879.926504188881" calcext:value-type="float">
            <text:p>879.9265041889</text:p>
          </table:table-cell>
          <table:table-cell table:formula="of:=SUMPRODUCT([.E50:.E52];[.D50:.D52])/SUM([.D50:.D52])" office:value-type="float" office:value="0.234126164681615" calcext:value-type="float">
            <text:p>0.2341261647</text:p>
          </table:table-cell>
          <table:table-cell table:style-name="ce27" office:value-type="string" calcext:value-type="string">
            <text:p>---------|</text:p>
          </table:table-cell>
          <table:table-cell table:number-columns-repeated="13"/>
        </table:table-row>
        <table:table-row table:style-name="ro1" table:number-rows-repeated="8">
          <table:table-cell/>
          <table:table-cell table:style-name="Default" table:number-columns-repeated="6"/>
          <table:table-cell table:number-columns-repeated="14"/>
        </table:table-row>
        <table:table-row table:style-name="ro1">
          <table:table-cell/>
          <table:table-cell table:style-name="Default" table:number-columns-repeated="6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1P0"/>
    </number:currency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02:27:54.6401249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4:00:12.797398498</meta:creation-date>
    <dc:date>2015-12-03T03:30:50.952550934</dc:date>
    <meta:editing-duration>PT15H19M8S</meta:editing-duration>
    <meta:editing-cycles>16</meta:editing-cycles>
    <meta:generator>LibreOffice/4.3.7.2$Linux_X86_64 LibreOffice_project/430$Build-2</meta:generator>
    <dc:creator>Goncalo Castro</dc:creator>
    <meta:document-statistic meta:table-count="2" meta:cell-count="518" meta:object-count="0"/>
  </office:meta>
</office:document-meta>
</file>